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0e0e0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6.04 18:14   |   <text:a xlink:type="simple" xlink:href="http://palinfo.habago.org/Entry?Command=Information_PrintForum&amp;iPage=10&amp;sType=FORUM#FORUM37508"><text:span text:style-name="T2">#</text:span></text:a></text:p>
      <text:p text:style-name="P2">卡韓政變<text:span text:style-name="T3"><text:s/>(67)</text:span>：我從來不曾以那樣的方式想事情<text:span text:style-name="T3"> <text:line-break/><text:line-break/></text:span>陳真<text:span text:style-name="T3"><text:s/>2019. 06. 04. <text:line-break/><text:line-break/><text:line-break/></text:span>李敖的兒子李戡如果不是李敖的兒子，那麼，他的言論應該毫無可觀之處。可是，<text:span text:style-name="T3">"</text:span>李敖的兒子<text:span text:style-name="T3">" </text:span>這個身份依舊無助於其言論品質。別說<text:span text:style-name="T3"><text:s/>"</text:span>李敖的兒子<text:span text:style-name="T3">"</text:span>，就算是李敖本人也一樣，言論思維缺乏內涵。<text:span text:style-name="T3"> <text:line-break/><text:line-break/></text:span>李敖的可貴在於他在某個時期的勇氣，而不在於他的思想，也許這也說明了為何李敖把<text:span text:style-name="T3"><text:s/>"</text:span>成為思想家<text:span text:style-name="T3">" </text:span>視為他人生的最高目標，因為那恰恰是他所欠缺的。可是，光是這樣一個目標本身，其實就已經說明了李敖與思想無緣。這就好像一個真正的美女不太可能會在乎美貌一般，誰會在乎自己身上已經滿坑滿谷或者駕輕就熟稀鬆平常的東西？<text:span text:style-name="T3"> <text:line-break/><text:line-break/></text:span>同理，你看那些真正的思想家，全都睥睨<text:span text:style-name="T3"><text:s/>"</text:span>思想<text:span text:style-name="T3">" </text:span>這回事。作家亦然。尼采說得對，<text:span text:style-name="T3">"</text:span>那些羞於成為作家的人，才是真正的作家<text:span text:style-name="T3">"</text:span>。這道理很簡單，就如蕭伯納所說：<text:span text:style-name="T3">"Every person who has mastered a profession is a skeptic concenrning it." </text:span>當你駕輕就熟某種技藝，你不但不會想炫耀它，反而會對它產生懷疑或睥睨之心，甚至連提都懶得提。我們不會飛，於是就整天羨慕鳥兒，滿口振翅高飛。哪天要是真長出翅膀，恐怕根本就懶得飛了。<text:span text:style-name="T3"> <text:line-break/><text:line-break/></text:span>這就好像台灣人很喜歡拿英文大作文章，沒事也能說出一個事來，好像懂英文很厲害似的，以之做為某種能力或身份的象徵。可是，哪個洋人或懂英文的人會想要炫耀英文？那豈不是傻蛋嗎？你看，那些難以駕馭知識者，往往特別喜歡把簡單的東西故意講得好像很艱難。反之，知識飽滿者卻言語平常，簡單易懂。<text:span text:style-name="T3"> <text:line-break/><text:line-break/></text:span>我家附近有座廟，裏面養了幾隻鸚鵡很會說話，有一隻會喊<text:span text:style-name="T3"><text:s/>"</text:span>蔣總統萬歲<text:span text:style-name="T3">"</text:span>，一隻會唱<text:span text:style-name="T3">"</text:span>梅蘭梅蘭我愛你<text:span text:style-name="T3">"</text:span>，還有一隻更特別，你只要一靠近，牠就會大叫<text:span text:style-name="T3"><text:s/>"</text:span>我會說話哦<text:span text:style-name="T3">"</text:span>。我也會說話，但我根本不把說話當一回事。當你離某個東西越近，其實也就越不會想要去炫耀它，甚至連提都不想提，就如同哪一個政治人物會去炫耀他認識哪個名人？道理是一樣的。<text:span text:style-name="T3"> <text:line-break/><text:line-break/></text:span>閒話表過，回歸正題。我之所以講到李敖的兒子李戡是因為看他當起名嘴，屢次發言批評韓國瑜，一下斷言這個，一下斷言那個，像個蹩腳的算命先生或股市分析師，一下說韓國瑜選高雄市長絕不可能贏，一下說韓國瑜選總統也是註定要輸，一下又說韓流已經消風，韓國瑜要被人民唾棄了，跌下神壇了，觸怒大陸了<text:span text:style-name="T3">...</text:span>像個名嘴一樣，信口開河講一堆，要不就說什麼韓國瑜之所以一開始不願參選總統是<text:span text:style-name="T3"><text:s/>"</text:span>學習蔣介石<text:span text:style-name="T3">"</text:span>，罵說<text:span text:style-name="T3"><text:s/>"</text:span>韓國瑜這樣簡單粗暴的幹法，真是開創了中國國民黨黨史新篇章<text:span text:style-name="T3">"</text:span>，最近兩天又說韓國瑜<text:span text:style-name="T3"><text:s/>"</text:span>被鐵桿深藍綁架了<text:span text:style-name="T3">"</text:span>，因此大選或初選註定失敗，必輸無疑。<text:span text:style-name="T3"> <text:line-break/><text:line-break/></text:span>我不是說他的一大堆論斷是對或錯，而是說，這種理解人事物的方式與能力真是很<text:span text:style-name="T3"><text:s/>"</text:span>可怕<text:span text:style-name="T3">"</text:span>，很幼稚，像小學生。<text:span text:style-name="T3"> <text:line-break/><text:line-break/></text:span>李戡講那些傻話並無惡意，我是說他並不是故意要瞎掰，反倒充滿對於統派的善意。問題是，正因為他當真，那才讓人訝異怎麼會這麼幼稚，真不可思議。<text:span text:style-name="T3"> <text:line-break/><text:line-break/></text:span>我一直很抗拒接受採訪，因為對方往往問一些笨問題，讓你答也不是，不答也不是。若真要回答，只能答說：<text:span text:style-name="T3">"</text:span>我從來不曾以那樣的方式想事情<text:span text:style-name="T3">"</text:span>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